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OperationInvokerAdapter.invok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cheAspectSupport.createCacheOperationInvocationContext( Object target , Object [ ] args , JCacheOperation &lt; ? &gt;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CacheAspectSupport.getCacheOperation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CacheAspectSupport.setCacheOperationSource( JCacheOperationSource cacheOperation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OperationInvokerAdapter.CacheOperationInvokerAdapter( CacheOperationInvoker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cheAspectSupport.invokeOperation( CacheOperationInvoker invo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cheAspectSupport.execute( CacheOperationInvoker invoker , Object target , Method method , Object [ ] arg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CacheAspectSupport.execute( CacheOperationInvocationContext &lt; ? &gt; context , CacheOperationInvoker invok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JCacheAspectSupport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